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Telugu" svg:font-family="'Lohit Telugu'" style:font-adornments="Regular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color="#000000" style:font-name="Lohit Telugu" fo:font-size="48pt" style:font-size-asian="48pt" style:font-size-complex="4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Ğ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İ</text:p>
          </table:table-cell>
          <table:table-cell office:value-type="string" calcext:value-type="string">
            <text:p>J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Ş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Ü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number-columns-repeated="16371"/>
        </table:table-row>
        <table:table-row table:style-name="ro1">
          <table:table-cell table:number-columns-repeated="13" office:value-type="string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ğ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ş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ü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~</text:p>
          </table:table-cell>
          <table:table-cell table:number-columns-repeated="16371"/>
        </table:table-row>
        <table:table-row table:style-name="ro1">
          <table:table-cell table:number-columns-repeated="13" office:value-type="string" calcext:value-type="string">
            <text:p><text:s/></text:p>
          </table:table-cell>
          <table:table-cell table:number-columns-repeated="1637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Telugu" svg:font-family="'Lohit Telugu'" style:font-adornments="Regular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" style:paper-tray-name="" style:print-orientation="portrait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3:11:06.914544979</meta:creation-date>
    <dc:date>2023-04-26T00:00:14.758454915</dc:date>
    <meta:editing-duration>PT41M47S</meta:editing-duration>
    <meta:editing-cycles>10</meta:editing-cycles>
    <meta:generator>LibreOffice/7.4.6.2$Linux_X86_64 LibreOffice_project/40$Build-2</meta:generator>
    <meta:document-statistic meta:table-count="1" meta:cell-count="117" meta:object-count="0"/>
  </office:meta>
</office:document-meta>
</file>